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9.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file</text:p>
          </table:table-cell>
          <table:table-cell office:value-type="string" calcext:value-type="string">
            <text:p>Account Name</text:p>
          </table:table-cell>
          <table:table-cell office:value-type="string" calcext:value-type="string">
            <text:p>Account ID</text:p>
          </table:table-cell>
          <table:table-cell office:value-type="string" calcext:value-type="string">
            <text:p>Role</text:p>
          </table:table-cell>
          <table:table-cell/>
        </table:table-row>
        <table:table-row table:style-name="ro1">
          <table:table-cell office:value-type="string" calcext:value-type="string">
            <text:p>AUDIT</text:p>
          </table:table-cell>
          <table:table-cell office:value-type="string" calcext:value-type="string">
            <text:p>Audit</text:p>
          </table:table-cell>
          <table:table-cell office:value-type="float" office:value="3851964516" calcext:value-type="float">
            <text:p>3851964516</text:p>
          </table:table-cell>
          <table:table-cell office:value-type="string" calcext:value-type="string">
            <text:p>arn:aws:iam::003851964516:role/AWSAdminAccess</text:p>
          </table:table-cell>
          <table:table-cell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Log Archive</text:p>
          </table:table-cell>
          <table:table-cell office:value-type="float" office:value="334425754612" calcext:value-type="float">
            <text:p>334425754612</text:p>
          </table:table-cell>
          <table:table-cell office:value-type="string" calcext:value-type="string">
            <text:p>arn:aws:iam::334425754612:role/AWSAdminAccess</text:p>
          </table:table-cell>
          <table:table-cell/>
        </table:table-row>
        <table:table-row table:style-name="ro1">
          <table:table-cell office:value-type="string" calcext:value-type="string">
            <text:p>DEV</text:p>
          </table:table-cell>
          <table:table-cell office:value-type="string" calcext:value-type="string">
            <text:p>Development</text:p>
          </table:table-cell>
          <table:table-cell office:value-type="float" office:value="154265125309" calcext:value-type="float">
            <text:p>154265125309</text:p>
          </table:table-cell>
          <table:table-cell office:value-type="string" calcext:value-type="string">
            <text:p>arn:aws:iam::154265125309:role/AWSAdminAccess</text:p>
          </table:table-cell>
          <table:table-cell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Network</text:p>
          </table:table-cell>
          <table:table-cell office:value-type="float" office:value="509118582156" calcext:value-type="float">
            <text:p>509118582156</text:p>
          </table:table-cell>
          <table:table-cell office:value-type="string" calcext:value-type="string">
            <text:p>arn:aws:iam::509118582156:role/AWSAdminAccess</text:p>
          </table:table-cell>
          <table:table-cell/>
        </table:table-row>
        <table:table-row table:style-name="ro1">
          <table:table-cell office:value-type="string" calcext:value-type="string">
            <text:p>PROD</text:p>
          </table:table-cell>
          <table:table-cell office:value-type="string" calcext:value-type="string">
            <text:p>Production</text:p>
          </table:table-cell>
          <table:table-cell office:value-type="float" office:value="556874431464" calcext:value-type="float">
            <text:p>556874431464</text:p>
          </table:table-cell>
          <table:table-cell office:value-type="string" calcext:value-type="string">
            <text:p>arn:aws:iam:556874431464:role/AWSAdminAccess</text:p>
          </table:table-cell>
          <table:table-cell/>
        </table:table-row>
        <table:table-row table:style-name="ro1">
          <table:table-cell office:value-type="string" calcext:value-type="string">
            <text:p>SHARED</text:p>
          </table:table-cell>
          <table:table-cell office:value-type="string" calcext:value-type="string">
            <text:p>Shared Services</text:p>
          </table:table-cell>
          <table:table-cell office:value-type="float" office:value="574142107755" calcext:value-type="float">
            <text:p>574142107755</text:p>
          </table:table-cell>
          <table:table-cell office:value-type="string" calcext:value-type="string">
            <text:p>arn:aws:iam::574142107755:role/AWSAdminAccess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office:value-type="float" office:value="397004222572" calcext:value-type="float">
            <text:p>397004222572</text:p>
          </table:table-cell>
          <table:table-cell office:value-type="string" calcext:value-type="string">
            <text:p>arn:aws:iam::397004222572:role/AWSAdminAccess</text:p>
          </table:table-cell>
          <table:table-cell/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Master</text:p>
          </table:table-cell>
          <table:table-cell office:value-type="float" office:value="354050489295" calcext:value-type="float">
            <text:p>354050489295</text:p>
          </table:table-cell>
          <table:table-cell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11:01:10.661922529</meta:creation-date>
    <dc:date>2021-05-21T12:40:31.335175017</dc:date>
    <meta:editing-duration>PT48M29S</meta:editing-duration>
    <meta:editing-cycles>1</meta:editing-cycles>
    <meta:document-statistic meta:table-count="1" meta:cell-count="35" meta:object-count="0"/>
    <meta:generator>LibreOffice/6.4.6.2$Linux_X86_64 LibreOffice_project/40$Build-2</meta:generator>
  </office:meta>
</office:document-meta>
</file>